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Richard G. Moulton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25, 1893</text:p>
      <text:p text:style-name="P6">Month<text:tab/><text:tab/><text:tab/><text:tab/><text:tab/><text:tab/>February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[Correspondence]/</text:p>
      <text:p text:style-name="P4">PHILADELPHIA, FEBRUARY 25, 1893./</text:p>
      <text:p text:style-name="P3">PROF. RICHARD G. MOULTON,/</text:p>
      <text:p text:style-name="P3"><text:tab/>University of Chicago/</text:p>
      <text:p text:style-name="P3"><text:tab/>Dear Sir:-/</text:p>
      <text:p text:style-name="P3"><text:tab/><text:tab/>The undersigned have heard, with great pleasure of/ your approaching visit to, and proposed work in Philadelphia, and beg/ leave in connection therewith to present a request./</text:p>
      <text:p text:style-name="P3"><text:tab/>An earnest desire has been expressed here to have you explain your/ own method of literary study, criticism and interpretation. <text:s/>May we ask that/ you will at the close of your other work, in a brief course of lectures, give us/ your views upon the treatment of literature, especially explaining your/ own methods?/</text:p>
      <text:p text:style-name="P3"><text:tab/>We feel assured that we represent, in this request, a general wish/ and that your kind consent to deliver these lectures would be received/ with great satisfaction by your many friends and pupils in <text:soft-page-break/>Philadelphia./ <text:s/>Such a course would be in our estimation an important literary event as/ well as a stimulus to a larger and more intelligent study of literature in/ the future./</text:p>
      <text:p text:style-name="P3">William Pepper,<text:tab/><text:tab/><text:tab/><text:tab/><text:tab/>James MacAlister,/</text:p>
      <text:p text:style-name="P3"><text:tab/>Provost of University of Pennsylvania<text:tab/><text:tab/>President of Drexel Institute/</text:p>
      <text:p text:style-name="P3">Charles DeGarmo,<text:tab/><text:tab/><text:tab/><text:tab/><text:tab/>Edward Brooks,/</text:p>
      <text:p text:style-name="P3"><text:tab/>President of Swarthmore College<text:tab/><text:tab/><text:tab/>Superintendent of Public Instruction/</text:p>
      <text:p text:style-name="P3">Isaac Sharpless,<text:tab/><text:tab/><text:tab/><text:tab/><text:tab/>William L. Sayre,/</text:p>
      <text:p text:style-name="P3"><text:tab/>President of Haverford College<text:tab/><text:tab/>Principal of Central Manual Training School/</text:p>
      <text:p text:style-name="P3">James E. Rhoads,<text:tab/><text:tab/><text:tab/><text:tab/><text:tab/>Edmund J. James,/</text:p>
      <text:p text:style-name="P3"><text:tab/>President of Bryn Mawr College<text:tab/><text:tab/><text:tab/>President of University Extension Society/</text:p>
      <text:p text:style-name="P3">Geo. Dana Boardman<text:tab/><text:tab/><text:tab/><text:tab/><text:tab/>Mrs. William F. Jenks/</text:p>
      <text:p text:style-name="P3">Isaac H. Clothier<text:tab/><text:tab/><text:tab/><text:tab/><text:tab/>Mrs. J. Dundas Lippincott/</text:p>
      <text:p text:style-name="P3">L. Clark Davis<text:tab/><text:tab/><text:tab/><text:tab/><text:tab/>William N. McVicker/</text:p>
      <text:p text:style-name="P3">Walter C. Douglas<text:tab/><text:tab/><text:tab/><text:tab/><text:tab/>S. Weir Mitchell/</text:p>
      <text:p text:style-name="P3">Horace Howard Furness<text:tab/><text:tab/><text:tab/><text:tab/>James Morrow/</text:p>
      <text:p text:style-name="P3">J. Andrews Harris<text:tab/><text:tab/><text:tab/><text:tab/><text:tab/>Mrs. Mary E. Mumford/</text:p>
      <text:p text:style-name="P3">Charles C. Harrison<text:tab/><text:tab/><text:tab/><text:tab/><text:tab/>S. Davis Page/</text:p>
      <text:p text:style-name="P3">Mrs. Elizabeth L. Head<text:tab/><text:tab/><text:tab/><text:tab/>James T. Shinn/</text:p>
      <text:p text:style-name="P3">Miss Harriet B. Henderson<text:tab/><text:tab/><text:tab/><text:tab/>Charles Emory Smith/</text:p>
      <text:p text:style-name="P3">William P. Henszey<text:tab/><text:tab/><text:tab/><text:tab/><text:tab/>Charles Hernon Thomas/</text:p>
      <text:p text:style-name="P3">Mrs. Rebecca P. Hunt<text:tab/><text:tab/><text:tab/><text:tab/><text:tab/>Mrs. Caspar Wister/</text:p>
      <text:p text:style-name="P4">(<text:span text:style-name="T2">Over</text:span>)/</text:p>
      <text:p text:style-name="P4"/>
      <text:p text:style-name="P3">[Page 2]</text:p>
      <text:p text:style-name="P3">From a letter just received from Prof. Moulton, the/ following extract is made:/</text:p>
      <text:p text:style-name="P3"><text:tab/>*****"Only one answer is possible to such a/ communication as that which I have just received, <text:tab/>with/ signatures so influential and containing a proposal so stim-/ulating to myself. <text:s/>I shall have <text:tab/>much pleasure in accepting/ the invitation and suggest a course of three lectures, at/ convenient <text:tab/>dates, in which I can outline the principles of/ that treatment of literature to which I have long <text:tab/>been/ devoted. ***************/</text:p>
      <text:p text:style-name="P3"><text:tab/><text:tab/>Sincerely yours,/</text:p>
      <text:p text:style-name="P3"><text:tab/><text:tab/><text:tab/>RICHARD G. MOULTON./</text:p>
      <text:p text:style-name="P3"><text:tab/>FEBRUARY 28, 1893./</text:p>
      <text:p text:style-name="P3">The course above referred to will be given at ASSOCIATION/ LOCAL CENTRE, Fifteenth and Chestnut Sts., as follows:/</text:p>
      <text:p text:style-name="P2">Literature: The Old Testament/</text:p>
      <text:p text:style-name="P2">and the New./</text:p>
      <text:p text:style-name="P3">WEDNESDAY, APRIL 12, 4.30 P.M./</text:p>
      <text:p text:style-name="P3"><text:tab/>The "Judicial" Treatment of Literature (or Reviewing):/ a Survival of Ancient Modes of <text:tab/>Thinking in Modern Life./</text:p>
      <text:p text:style-name="P3">SATURDAY, APRIL 15, 2.30 P.M./</text:p>
      <text:p text:style-name="P3"><text:tab/>Literary Interpretation: or the Application of Modern/ Scientific Method to Literature./</text:p>
      <text:p text:style-name="P3">TUESDAY, APRIL 18, 4.30 P.M./</text:p>
      <text:p text:style-name="P3"><text:tab/>Popular Objections to Literary Interpretation./</text:p>
      <text:p text:style-name="P3">Tickets/</text:p>
      <text:p text:style-name="P3"><text:tab/>Course, with reserved seat, $1.00/</text:p>
      <text:p text:style-name="P3"><text:tab/>Single, with reserved seat, $ .50/</text:p>
      <text:p text:style-name="P3"><text:tab/><text:tab/>General Admission same pric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09:17.25</meta:creation-date>
    <meta:document-statistic meta:table-count="0" meta:image-count="0" meta:object-count="0" meta:page-count="3" meta:paragraph-count="108" meta:word-count="629" meta:character-count="4355"/>
    <dc:date>2011-12-07T15:22:56.89</dc:date>
    <dc:creator>Penn Libraries</dc:creator>
    <meta:editing-duration>PT00H13M39S</meta:editing-duration>
    <meta:editing-cycles>1</meta:editing-cycles>
    <meta:generator>OpenOffice.org/3.2$Win32 OpenOffice.org_project/320m12$Build-9483</meta:generator>
  </office:meta>
</office:document-meta>
</file>